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rndBooleanQuery.makeBooleanQuery( List queries , BooleanClause . Occur occu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rndBooleanQuery.addQueriesToBoolean( BooleanQuery bq , List queries , BooleanClause . Occur occu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